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akar" svg:font-family="aakar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JP Regular1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JP Bold" fo:font-size="22pt" fo:font-weight="normal" officeooo:rsid="000757f1" officeooo:paragraph-rsid="000757f1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akar" fo:font-size="22pt" fo:font-weight="normal" officeooo:rsid="000757f1" officeooo:paragraph-rsid="000757f1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akar" fo:font-size="15pt" style:font-size-asian="15pt" style:font-size-complex="15pt"/>
    </style:style>
    <style:style style:name="P4" style:family="paragraph" style:parent-style-name="Standard">
      <style:text-properties style:font-name="aakar" fo:font-size="15pt" fo:font-weight="bold" officeooo:rsid="000cbb8e" officeooo:paragraph-rsid="000cbb8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akar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akar" fo:font-size="20pt" fo:font-weight="bold" officeooo:rsid="000eb44a" officeooo:paragraph-rsid="000eb44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akar" fo:font-size="20pt" fo:font-weight="bold" officeooo:rsid="000757f1" officeooo:paragraph-rsid="000757f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officeooo:paragraph-rsid="000757f1" style:font-size-asian="26pt" style:font-size-complex="26pt"/>
    </style:style>
    <style:style style:name="P9" style:family="paragraph" style:parent-style-name="Impress1_7e_LT_7e_Gliederung_20_1">
      <style:text-properties style:font-name="aakar" fo:font-size="15pt" officeooo:paragraph-rsid="000eb44a" style:font-size-asian="15pt" style:font-size-complex="15pt"/>
    </style:style>
    <style:style style:name="P10" style:family="paragraph" style:parent-style-name="Impress1_7e_LT_7e_Gliederung_20_1">
      <style:text-properties style:font-name="aakar" fo:font-size="15pt" fo:font-weight="normal" style:font-size-asian="15pt" style:font-weight-asian="normal" style:font-size-complex="15pt" style:font-weight-complex="normal"/>
    </style:style>
    <style:style style:name="P11" style:family="paragraph" style:parent-style-name="Impress1_7e_LT_7e_Gliederung_20_1">
      <style:text-properties style:font-name="aakar" fo:font-size="15pt" fo:font-weight="normal" officeooo:rsid="000cbb8e" officeooo:paragraph-rsid="000cbb8e" style:font-size-asian="15pt" style:font-weight-asian="normal" style:font-size-complex="15pt" style:font-weight-complex="normal"/>
    </style:style>
    <style:style style:name="P12" style:family="paragraph" style:parent-style-name="Impress1_7e_LT_7e_Gliederung_20_1">
      <style:text-properties style:font-name="aakar" fo:font-size="15pt" fo:font-weight="normal" officeooo:rsid="000e39fd" officeooo:paragraph-rsid="000e39fd" style:font-size-asian="15pt" style:font-weight-asian="normal" style:font-size-complex="15pt" style:font-weight-complex="normal"/>
    </style:style>
    <style:style style:name="P13" style:family="paragraph" style:parent-style-name="Impress1_7e_LT_7e_Gliederung_20_1">
      <style:paragraph-properties fo:text-align="start" style:justify-single-word="false"/>
      <style:text-properties style:font-name="aakar" fo:font-size="15pt" fo:font-weight="normal" officeooo:rsid="000757f1" officeooo:paragraph-rsid="000757f1" style:font-size-asian="15pt" style:font-weight-asian="normal" style:font-size-complex="15pt" style:font-weight-complex="normal"/>
    </style:style>
    <style:style style:name="P14" style:family="paragraph" style:parent-style-name="Impress1_7e_LT_7e_Gliederung_20_1">
      <style:paragraph-properties fo:text-align="start" style:justify-single-word="false"/>
      <style:text-properties style:font-name="aakar" fo:font-size="15pt" fo:font-weight="bold" officeooo:rsid="000b12e1" officeooo:paragraph-rsid="000b12e1" style:font-size-asian="15pt" style:font-weight-asian="bold" style:font-size-complex="15pt" style:font-weight-complex="bold"/>
    </style:style>
    <style:style style:name="P15" style:family="paragraph" style:parent-style-name="Impress1_7e_LT_7e_Gliederung_20_1">
      <style:text-properties style:font-name="aakar" fo:font-size="15pt" fo:font-weight="bold" officeooo:rsid="000cbb8e" officeooo:paragraph-rsid="000cbb8e" style:font-size-asian="15pt" style:font-weight-asian="bold" style:font-size-complex="15pt" style:font-weight-complex="bold"/>
    </style:style>
    <style:style style:name="P16" style:family="paragraph" style:parent-style-name="Impress1_7e_LT_7e_Gliederung_20_1">
      <style:text-properties style:font-name="aakar" fo:font-size="15pt" fo:font-weight="bold" officeooo:rsid="000e39fd" officeooo:paragraph-rsid="000e39fd" style:font-size-asian="15pt" style:font-weight-asian="bold" style:font-size-complex="15pt" style:font-weight-complex="bold"/>
    </style:style>
    <style:style style:name="P17" style:family="paragraph" style:parent-style-name="Impress1_7e_LT_7e_Gliederung_20_1">
      <style:text-properties style:font-name="aakar" fo:font-size="15pt" style:text-underline-style="none" fo:font-weight="bold" officeooo:rsid="000b12e1" officeooo:paragraph-rsid="000b12e1" style:font-size-asian="15pt" style:font-weight-asian="bold" style:font-size-complex="15pt" style:font-weight-complex="bold"/>
    </style:style>
    <style:style style:name="P18" style:family="paragraph" style:parent-style-name="Impress1_7e_LT_7e_Gliederung_20_1">
      <style:paragraph-properties fo:text-align="start" style:justify-single-word="false"/>
      <style:text-properties officeooo:paragraph-rsid="00093870"/>
    </style:style>
    <style:style style:name="P19" style:family="paragraph" style:parent-style-name="Impress1_7e_LT_7e_Gliederung_20_1">
      <style:paragraph-properties fo:text-align="start" style:justify-single-word="false"/>
      <style:text-properties officeooo:paragraph-rsid="000cb50b"/>
    </style:style>
    <style:style style:name="P20" style:family="paragraph" style:parent-style-name="Impress1_7e_LT_7e_Gliederung_20_1">
      <style:text-properties fo:font-size="15pt" style:font-size-asian="15pt" style:font-size-complex="15pt"/>
    </style:style>
    <style:style style:name="P21" style:family="paragraph" style:parent-style-name="Impress1_7e_LT_7e_Gliederung_20_1">
      <style:paragraph-properties fo:text-align="start" style:justify-single-word="false"/>
      <style:text-properties fo:font-size="15pt" style:font-size-asian="15pt" style:font-size-complex="15pt"/>
    </style:style>
    <style:style style:name="P22" style:family="paragraph" style:parent-style-name="Impress1_7e_LT_7e_Gliederung_20_1">
      <style:paragraph-properties fo:text-align="start" style:justify-single-word="false"/>
      <style:text-properties fo:font-size="15pt" officeooo:paragraph-rsid="000b12e1" style:font-size-asian="15pt" style:font-size-complex="15pt"/>
    </style:style>
    <style:style style:name="P23" style:family="paragraph" style:parent-style-name="Impress1_7e_LT_7e_Gliederung_20_1">
      <style:paragraph-properties fo:text-align="start" style:justify-single-word="false"/>
      <style:text-properties fo:font-size="15pt" style:text-underline-style="none" fo:font-weight="bold" officeooo:paragraph-rsid="00093870" style:font-size-asian="15pt" style:font-weight-asian="bold" style:font-size-complex="15pt" style:font-weight-complex="bold"/>
    </style:style>
    <style:style style:name="P24" style:family="paragraph" style:parent-style-name="Impress1_7e_LT_7e_Gliederung_20_1">
      <style:paragraph-properties fo:text-align="start" style:justify-single-word="false"/>
      <style:text-properties fo:font-size="20pt" fo:font-weight="bold" officeooo:rsid="000b12e1" officeooo:paragraph-rsid="000b12e1" style:font-size-asian="20pt" style:font-weight-asian="bold" style:font-size-complex="20pt" style:font-weight-complex="bold"/>
    </style:style>
    <style:style style:name="P25" style:family="paragraph" style:parent-style-name="Impress1_7e_LT_7e_Gliederung_20_1">
      <style:text-properties fo:font-size="20pt" fo:font-weight="bold" officeooo:paragraph-rsid="000b12e1" style:font-size-asian="20pt" style:font-weight-asian="bold" style:font-size-complex="20pt" style:font-weight-complex="bold"/>
    </style:style>
    <style:style style:name="P26" style:family="paragraph" style:parent-style-name="Impress1_7e_LT_7e_Gliederung_20_1">
      <style:paragraph-properties fo:margin-left="0cm" fo:margin-right="0cm" fo:text-align="start" style:justify-single-word="false" fo:text-indent="0cm" style:auto-text-indent="false"/>
      <style:text-properties style:font-name="aakar" fo:font-size="18pt" style:font-size-asian="18pt" style:font-size-complex="18pt"/>
    </style:style>
    <style:style style:name="P27" style:family="paragraph" style:parent-style-name="Impress1_7e_LT_7e_Gliederung_20_1">
      <style:paragraph-properties fo:margin-left="0cm" fo:margin-right="0cm" fo:text-align="start" style:justify-single-word="false" fo:text-indent="0cm" style:auto-text-indent="false"/>
      <style:text-properties style:font-name="aakar" fo:font-size="15pt" style:text-underline-style="none" style:font-size-asian="15pt" style:font-size-complex="15pt"/>
    </style:style>
    <style:style style:name="P28" style:family="paragraph" style:parent-style-name="Impress1_7e_LT_7e_Gliederung_20_1">
      <style:paragraph-properties fo:margin-left="0cm" fo:margin-right="0cm" fo:text-indent="0cm" style:auto-text-indent="false"/>
      <style:text-properties style:font-name="aakar" fo:font-size="15pt" fo:font-weight="normal" style:font-size-asian="15pt" style:font-weight-asian="normal" style:font-size-complex="15pt" style:font-weight-complex="normal"/>
    </style:style>
    <style:style style:name="P29" style:family="paragraph" style:parent-style-name="Impress1_7e_LT_7e_Gliederung_20_1">
      <style:paragraph-properties fo:margin-left="0cm" fo:margin-right="0cm" fo:text-indent="0cm" style:auto-text-indent="false"/>
      <style:text-properties style:font-name="aakar" fo:font-size="15pt" fo:font-weight="bold" officeooo:rsid="000e39fd" officeooo:paragraph-rsid="000e39fd" style:font-size-asian="15pt" style:font-weight-asian="bold" style:font-size-complex="15pt" style:font-weight-complex="bold"/>
    </style:style>
    <style:style style:name="P30" style:family="paragraph" style:parent-style-name="Impress1_7e_LT_7e_Gliederung_20_1">
      <style:paragraph-properties fo:margin-left="0cm" fo:margin-right="0cm" fo:text-indent="0cm" style:auto-text-indent="false"/>
      <style:text-properties style:font-name="aakar" fo:font-size="15pt" style:font-size-asian="15pt" style:font-size-complex="15pt"/>
    </style:style>
    <style:style style:name="P31" style:family="paragraph" style:parent-style-name="Impress1_7e_LT_7e_Gliederung_20_1">
      <style:paragraph-properties fo:margin-left="0cm" fo:margin-right="0cm" fo:text-indent="0cm" style:auto-text-indent="false"/>
      <style:text-properties style:font-name="aakar" fo:font-size="20pt" fo:font-weight="bold" officeooo:rsid="000e39fd" officeooo:paragraph-rsid="000e39fd" style:font-size-asian="20pt" style:font-weight-asian="bold" style:font-size-complex="20pt" style:font-weight-complex="bold"/>
    </style:style>
    <style:style style:name="P32" style:family="paragraph" style:parent-style-name="Impress1_7e_LT_7e_Gliederung_20_2">
      <style:paragraph-properties fo:text-align="start" style:justify-single-word="false"/>
      <style:text-properties fo:font-size="15pt" officeooo:paragraph-rsid="00093870" style:font-size-asian="15pt" style:font-size-complex="15pt"/>
    </style:style>
    <style:style style:name="P33" style:family="paragraph" style:parent-style-name="Impress1_7e_LT_7e_Gliederung_20_2">
      <style:paragraph-properties fo:text-align="start" style:justify-single-word="false"/>
      <style:text-properties fo:font-size="20pt" fo:font-weight="bold" officeooo:rsid="000b12e1" officeooo:paragraph-rsid="000b12e1" style:font-size-asian="20pt" style:font-weight-asian="bold" style:font-size-complex="20pt" style:font-weight-complex="bold"/>
    </style:style>
    <style:style style:name="P34" style:family="paragraph" style:parent-style-name="Impress1_7e_LT_7e_Gliederung_20_2" style:list-style-name="L1">
      <style:paragraph-properties fo:text-align="start" style:justify-single-word="false"/>
      <style:text-properties style:font-name="aakar" fo:font-size="15pt" style:font-size-asian="15pt" style:font-size-complex="15pt"/>
    </style:style>
    <style:style style:name="P35" style:family="paragraph" style:parent-style-name="Impress1_7e_LT_7e_Gliederung_20_2" style:list-style-name="L1">
      <style:paragraph-properties fo:text-align="start" style:justify-single-word="false"/>
      <style:text-properties fo:font-size="15pt" officeooo:paragraph-rsid="00093870" style:font-size-asian="15pt" style:font-size-complex="15pt"/>
    </style:style>
    <style:style style:name="P36" style:family="paragraph" style:parent-style-name="Impress1_7e_LT_7e_Gliederung_20_1" style:list-style-name="L1">
      <style:paragraph-properties fo:text-align="start" style:justify-single-word="false"/>
      <style:text-properties style:font-name="aakar" fo:font-size="15pt" style:font-size-asian="15pt" style:font-size-complex="15pt"/>
    </style:style>
    <style:style style:name="P37" style:family="paragraph" style:parent-style-name="Impress1_7e_LT_7e_Gliederung_20_1" style:list-style-name="L4">
      <style:text-properties style:font-name="aakar" fo:font-size="15pt" fo:font-weight="normal" officeooo:rsid="000e39fd" officeooo:paragraph-rsid="000e39fd" style:font-size-asian="15pt" style:font-weight-asian="normal" style:font-size-complex="15pt" style:font-weight-complex="normal"/>
    </style:style>
    <style:style style:name="P38" style:family="paragraph" style:parent-style-name="Impress1_7e_LT_7e_Gliederung_20_1" style:list-style-name="L4">
      <style:text-properties style:font-name="aakar" fo:font-size="15pt" fo:font-weight="normal" style:font-size-asian="15pt" style:font-weight-asian="normal" style:font-size-complex="15pt" style:font-weight-complex="normal"/>
    </style:style>
    <style:style style:name="P39" style:family="paragraph" style:parent-style-name="Impress1_7e_LT_7e_Gliederung_20_1">
      <style:text-properties style:font-name="aakar" fo:font-size="15pt" fo:font-weight="normal" officeooo:rsid="000eb44a" officeooo:paragraph-rsid="000eb44a" style:font-size-asian="15pt" style:font-weight-asian="normal" style:font-size-complex="15pt" style:font-weight-complex="normal"/>
    </style:style>
    <style:style style:name="P40" style:family="paragraph" style:parent-style-name="Impress1_7e_LT_7e_Gliederung_20_1">
      <style:paragraph-properties fo:text-align="start" style:justify-single-word="false"/>
      <style:text-properties fo:font-size="15pt" officeooo:rsid="000b12e1" officeooo:paragraph-rsid="000b12e1" style:font-size-asian="15pt" style:font-size-complex="15pt"/>
    </style:style>
    <style:style style:name="P41" style:family="paragraph" style:parent-style-name="Impress1_7e_LT_7e_Gliederung_20_1" style:list-style-name="L2">
      <style:paragraph-properties fo:text-align="start" style:justify-single-word="false"/>
      <style:text-properties style:font-name="Noto Sans CJK JP Regular" fo:font-size="15pt" style:font-size-asian="15pt" style:font-size-complex="15pt"/>
    </style:style>
    <style:style style:name="P42" style:family="paragraph" style:parent-style-name="Impress1_7e_LT_7e_Gliederung_20_1" style:list-style-name="L2">
      <style:paragraph-properties fo:text-align="start" style:justify-single-word="false"/>
      <style:text-properties style:font-name="Noto Sans CJK JP Regular" fo:font-size="15pt" officeooo:paragraph-rsid="000757f1" style:font-size-asian="15pt" style:font-size-complex="15pt"/>
    </style:style>
    <style:style style:name="P43" style:family="paragraph" style:parent-style-name="Impress1_7e_LT_7e_Gliederung_20_1" style:list-style-name="L3">
      <style:text-properties style:font-name="Noto Sans CJK JP Regular" fo:font-size="15pt" officeooo:rsid="000b12e1" officeooo:paragraph-rsid="000b12e1" style:font-size-asian="13.1000003814697pt" style:font-size-complex="15pt"/>
    </style:style>
    <style:style style:name="P44" style:family="paragraph" style:parent-style-name="Impress1_7e_LT_7e_Gliederung_20_1" style:list-style-name="L3">
      <style:text-properties style:font-name="Noto Sans CJK JP Regular" fo:font-size="15pt" fo:font-weight="normal" officeooo:rsid="000b12e1" officeooo:paragraph-rsid="000b12e1" style:font-size-asian="13.1000003814697pt" style:font-weight-asian="normal" style:font-size-complex="15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93870"/>
    </style:style>
    <style:style style:name="T5" style:family="text">
      <style:text-properties style:font-name="aakar"/>
    </style:style>
    <style:style style:name="T6" style:family="text">
      <style:text-properties style:font-name="aakar" fo:font-size="20pt" officeooo:rsid="00093870" style:font-size-asian="20pt" style:font-size-complex="20pt"/>
    </style:style>
    <style:style style:name="T7" style:family="text">
      <style:text-properties style:font-name="aakar" officeooo:rsid="00093870"/>
    </style:style>
    <style:style style:name="T8" style:family="text">
      <style:text-properties style:font-name="aakar" fo:font-size="18pt" style:text-underline-style="none" officeooo:rsid="00093870" style:font-size-asian="18pt" style:font-size-complex="18pt"/>
    </style:style>
    <style:style style:name="T9" style:family="text">
      <style:text-properties style:font-name="aakar" fo:font-size="15pt" style:text-underline-style="none" fo:font-weight="bold" officeooo:rsid="00093870" style:font-size-asian="15pt" style:font-weight-asian="bold" style:font-size-complex="15pt" style:font-weight-complex="bold"/>
    </style:style>
    <style:style style:name="T10" style:family="text">
      <style:text-properties style:font-name="aakar" style:text-underline-style="none" officeooo:rsid="00093870"/>
    </style:style>
    <style:style style:name="T11" style:family="text">
      <style:text-properties style:font-name="aakar" officeooo:rsid="000cbb8e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0cb50b" style:font-size-asian="15pt" style:font-size-complex="15pt"/>
    </style:style>
    <style:style style:name="T14" style:family="text">
      <style:text-properties officeooo:rsid="000b12e1"/>
    </style:style>
    <style:style style:name="T15" style:family="text">
      <style:text-properties officeooo:rsid="000e39fd"/>
    </style:style>
    <style:style style:name="T16" style:family="text">
      <style:text-properties officeooo:rsid="000eb4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остановка задачи</text:p>
      <text:p text:style-name="P2"/>
      <text:p text:style-name="P13">Приложение позволяет людям, <text:span text:style-name="T3">нуждающимся в помощи</text:span>, выполнить ряд действий по <text:span text:style-name="T3">информированию</text:span> о своих <text:span text:style-name="T3">проблемах</text:span><text:span text:style-name="T1"> </text:span><text:span text:style-name="T3">и</text:span> <text:span text:style-name="T3">потребностях</text:span> социальных <text:span text:style-name="T3">работников</text:span>, <text:s/><text:span text:style-name="T3">волонтеров</text:span> и <text:span text:style-name="T3">различных</text:span><text:span text:style-name="T1"> </text:span><text:span text:style-name="T3">специалистов</text:span><text:span text:style-name="T1"> </text:span>по работе с гражданами в социальной сфере.</text:p>
      <text:p text:style-name="P20">Подать сигнал о помощи возможно нажатием 1-2 кнопок, <text:span text:style-name="T4">и</text:span><text:span text:style-name="T5">нформация через секунды уже поступит на выделенные сервера и на мобильные рабочие места специалистов.</text:span></text:p>
      <text:p text:style-name="P26"/>
      <text:p text:style-name="P5">Функциональные возможности</text:p>
      <text:p text:style-name="P3"/>
      <text:p text:style-name="P27">Приложение делится на несколько разделов:</text:p>
      <text:list xml:id="list714188328" text:style-name="L1">
        <text:list-item>
          <text:p text:style-name="P36">Общий информационный блок, с возможностью подачи первичной заявки;</text:p>
        </text:list-item>
        <text:list-item>
          <text:p text:style-name="P36"><text:span text:style-name="T4">А</text:span>утентификации/создания профиля</text:p>
        </text:list-item>
        <text:list-item>
          <text:p text:style-name="P36">Рабочий кабинет различных типов пользователей</text:p>
        </text:list-item>
        <text:list-item>
          <text:p text:style-name="P34"><text:span text:style-name="T4">Н</text:span>уждающийся в помощи</text:p>
        </text:list-item>
        <text:list-item>
          <text:p text:style-name="P34">Родственник нуждающегося</text:p>
        </text:list-item>
        <text:list-item>
          <text:p text:style-name="P34">Социальный работник</text:p>
        </text:list-item>
        <text:list-item>
          <text:p text:style-name="P35">Волонтер</text:p>
        </text:list-item>
      </text:list>
      <text:p text:style-name="P32"/>
      <text:p text:style-name="P33">Интерфейс</text:p>
      <text:p text:style-name="P40">Интерфейс с самого начала задумывался простым и эргономичным, для того что бы пользователям было удобно ориентироваться в нём</text:p>
      <text:p text:style-name="P40"/>
      <text:p text:style-name="P24"><text:soft-page-break/><text:span text:style-name="T7">Н</text:span><text:span text:style-name="T5">уждающийся в помощи</text:span></text:p>
      <text:p text:style-name="P18"><text:span text:style-name="T9">Функции</text:span><text:span text:style-name="T8">:</text:span><text:span text:style-name="T10"> </text:span><text:span text:style-name="T7"><text:s text:c="3"/></text:span><text:span text:style-name="T6"><text:s/></text:span></text:p>
      <text:list xml:id="list841071111" text:style-name="L2">
        <text:list-item>
          <text:p text:style-name="P42">Отправка сигнала SOS пользователям</text:p>
        </text:list-item>
        <text:list-item>
          <text:p text:style-name="P41">Звонки по телефону</text:p>
        </text:list-item>
        <text:list-item>
          <text:p text:style-name="P41">Отправка заданий социальному работнику</text:p>
        </text:list-item>
        <text:list-item>
          <text:p text:style-name="P41">Отслеживание состояния (самочувствия) пользователя</text:p>
        </text:list-item>
      </text:list>
      <text:p text:style-name="P21"/>
      <text:p text:style-name="P23"><text:span text:style-name="T11">Интерфейс</text:span><text:span text:style-name="T7">:</text:span></text:p>
      <text:p text:style-name="P22">Рабочий кабинет нуждающегося в помощи разделён <text:span text:style-name="T4">и </text:span>реализует <text:span text:style-name="T4">два</text:span> интерфейса:</text:p>
      <text:p text:style-name="P22"><text:span text:style-name="T4">Первый о</text:span>твечает за главное взаимодействие пользователя с приложение<text:span text:style-name="T14">м, второй отвечает за настройки самого приложения</text:span></text:p>
      <text:p text:style-name="P40">Такой подход был выбран для наиболее удачной организации интерфейса. </text:p>
      <text:p text:style-name="P22"/>
      <text:p text:style-name="P14">(На слайде со скриншотами)</text:p>
      <text:p text:style-name="P19"><text:span text:style-name="T12">На этих скриншотах можно увидеть </text:span><text:span text:style-name="T13">основную часть приложения, меню для звонков, меню с настройками и виджет на главном экране (рассказать о каждом скриншоте).</text:span></text:p>
      <text:p text:style-name="P1"/>
      <text:p text:style-name="P1"/>
      <text:p text:style-name="P8"/>
      <text:p text:style-name="P8"><text:soft-page-break/></text:p>
      <text:p text:style-name="P25">Соц. работник</text:p>
      <text:p text:style-name="P17">Функции:</text:p>
      <text:list xml:id="list3043854666" text:style-name="L3">
        <text:list-item>
          <text:p text:style-name="P43">Загрузка заданий от нуждающегося в помощи</text:p>
        </text:list-item>
        <text:list-item>
          <text:p text:style-name="P44">Отметка выполненных заданий</text:p>
        </text:list-item>
      </text:list>
      <text:p text:style-name="P15">Интерфейс:</text:p>
      <text:p text:style-name="P11">Задания распределены по датам.</text:p>
      <text:p text:style-name="P28">На каждую дату назначено обслуживание, и у каждого пользователя есть список с заданиями. </text:p>
      <text:p text:style-name="P28">После выполнения задачи, соц. Работник может поставить отметку о выполнении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Врач/родственник</text:p>
      <text:p text:style-name="P29">Функции:</text:p>
      <text:list xml:id="list2417673480" text:style-name="L4">
        <text:list-item>
          <text:p text:style-name="P37">Показатели состояния пользователя</text:p>
        </text:list-item>
        <text:list-item>
          <text:p text:style-name="P38">Создание заметок на определённого пользователя</text:p>
        </text:list-item>
        <text:list-item>
          <text:p text:style-name="P38">Возможность выполнить настройки для обслуживаемого</text:p>
        </text:list-item>
      </text:list>
      <text:p text:style-name="P10"/>
      <text:p text:style-name="P16">Интерфейс:</text:p>
      <text:p text:style-name="P12">На данных скриншотах представлена активность радственника(и/или врача).</text:p>
      <text:p text:style-name="P30">Здесь можно увидеть состояние пользователя, созданные на него заметки, <text:s/>и так-же окно принятия сигнала о помощи.</text:p>
      <text:p text:style-name="P30">Помимо этого, тут есть боковые выдвигающиеся меню, в которых заложен дополнительный функционал. <text:span text:style-name="T15">С</text:span> помощью них можно найти пользователя в системе, получить информацию о нем, и так-же просмотреть информацию о своём профиле.</text:p>
      <text:p text:style-name="P30"/>
      <text:p text:style-name="P6">Логин/регистрация</text:p>
      <text:p text:style-name="P39">Это активность аутентификации и регистрации.</text:p>
      <text:p text:style-name="P9">Здесь мы можем <text:span text:style-name="T16">с</text:span>оздать профиль, выбрать его тип, указать нужные для регистрации данные.</text:p>
      <text:p text:style-name="P9"/>
      <text:p text:style-name="P9">Помимо упомянутых функций, в приложении так же есть различные вспомогательные функции, такие как: <text:span text:style-name="T2">регистрация в системе, авторизация, поиск пользователей в системе и т.д.</text:span></text:p>
      <text:p text:style-name="P29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akar" svg:font-family="aakar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JP Regular1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6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7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298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0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0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497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loext:contextual-spacing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5:32:36.079389605</meta:creation-date>
    <meta:editing-duration>PT10M56S</meta:editing-duration>
    <meta:editing-cycles>4</meta:editing-cycles>
    <meta:generator>LibreOffice/6.2.3.2$Linux_X86_64 LibreOffice_project/6bd8f51f0bb0f42344f66a65ca86e692fe0f70bc</meta:generator>
    <dc:date>2019-05-21T08:25:49.124451196</dc:date>
    <meta:document-statistic meta:table-count="0" meta:image-count="0" meta:object-count="0" meta:page-count="5" meta:paragraph-count="47" meta:word-count="350" meta:character-count="2632" meta:non-whitespace-character-count="2335"/>
  </office:meta>
</office:document-meta>
</file>